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313in" fo:margin-left="-0.0896in" fo:margin-top="0in" fo:margin-bottom="0in" table:align="left" style:writing-mode="lr-tb"/>
    </style:style>
    <style:style style:name="Table1.A" style:family="table-column">
      <style:table-column-properties style:column-width="6.5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indent="0in" style:auto-text-indent="false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 style:writing-mode="lr-tb"/>
    </style:style>
    <style:style style:name="P6" style:family="paragraph" style:parent-style-name="Standard">
      <style:paragraph-properties fo:margin-left="0in" fo:margin-right="0in" fo:line-height="200%" fo:text-align="justify" style:justify-single-word="false" fo:text-indent="0in" style:auto-text-indent="false" style:writing-mode="lr-tb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style:font-size-complex="12pt"/>
    </style:style>
    <style:style style:name="P8" style:family="paragraph" style:parent-style-name="Encabezado_20_1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</style:style>
    <style:style style:name="P9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style:font-size-complex="12pt"/>
    </style:style>
    <style:style style:name="T3" style:family="text">
      <style:text-properties style:font-name="Times New Roman" style:font-size-complex="12pt" style:font-weight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size-complex="12pt"/>
    </style:style>
    <style:style style:name="gr1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 loext:marker-style-name="T1"/>
            <text:p text:style-name="P8" loext:marker-style-name="T3"><text:span text:style-name="T3">CERTIFICACION DE INICIO DE SERVICIOS</text:span><text:span text:style-name="T3"/></text:p>
            <text:p text:style-name="P2" loext:marker-style-name="T1"/>
          </table:table-cell>
        </table:table-row>
      </table:table>
      <text:p text:style-name="P3" loext:marker-style-name="T1"/>
      <text:p text:style-name="P3" loext:marker-style-name="T1"/>
      <text:p text:style-name="P1" loext:marker-style-name="T5"><text:span text:style-name="T4">La presente certificaci</text:span><text:span text:style-name="T1">ó</text:span><text:span text:style-name="T4">n deber</text:span><text:span text:style-name="T1">á</text:span><text:span text:style-name="T4"> ser completada y firmada por el Director del becario, el que deber</text:span><text:span text:style-name="T1">á</text:span><text:span text:style-name="T4"> informar la fecha de inicio efectivo de los trabajos como becario de este Consejo Nacional.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><draw:frame text:anchor-type="paragraph" draw:z-index="0" draw:name="Text Frame 1" draw:style-name="gr1" draw:text-style-name="P9" svg:width="1.3717in" svg:height="0.6941in" svg:x="2.8689in" svg:y="0.1063in"><draw:text-box><text:p>Eric Brandwein</text:p></draw:text-box></draw:frame></text:p>
      <text:p text:style-name="P6" loext:marker-style-name="T5"><draw:frame text:anchor-type="paragraph" draw:z-index="1" draw:name="Text Frame 2" draw:style-name="gr1" draw:text-style-name="P9" svg:width="2.1012in" svg:height="0.6941in" svg:x="0.3429in" svg:y="0.661in"><draw:text-box><text:p>1 de Agosto de 2024</text:p></draw:text-box></draw:frame><text:span text:style-name="T4">Por la presente, certifico que el becario..............................................................................................</text:span><text:span text:style-name="T2"> </text:span><text:span text:style-name="T4">iniciar</text:span><text:span text:style-name="T1">á</text:span><text:span text:style-name="T4">/inici</text:span><text:span text:style-name="T1">ó</text:span><text:span text:style-name="T4"> los trabajos de la beca concedida a partir del...........................................................................................................................................</text:span></text:p>
      <text:p text:style-name="P4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5"><text:span text:style-name="T1"><text:tab/><text:tab/><text:tab/><text:tab/><text:tab/><text:tab/><text:tab/></text:span><text:span text:style-name="T4">.......................................................................</text:span></text:p>
      <text:p text:style-name="P1" loext:marker-style-name="T2"><text:span text:style-name="T5"><text:tab/><text:tab/><text:tab/><text:tab/><text:tab/><text:tab/><text:tab/><text:tab/></text:span><text:span text:style-name="T2">Firma y aclaraci</text:span><text:span text:style-name="T5">ó</text:span><text:span text:style-name="T2">n del director de beca </text:span></text:p>
      <text:p text:style-name="P3" loext:marker-style-name="T1"/>
      <text:p text:style-name="P3" loext:marker-style-name="T1"/>
      <text:p text:style-name="P1" loext:marker-style-name="T5"><text:span text:style-name="T4">Lugar y fecha:......................................................................</text:span><text:span text:style-name="T4"/></text:p>
      <text:p text:style-name="P7" loext:marker-style-name="T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vertical-align="auto"/>
      <style:text-properties fo:color="#000000" loext:opacity="100%" style:font-name="Liberation Serif" fo:font-family="'Liberation Serif'" style:font-family-generic="roman" style:font-pitch="variable" fo:font-size="10pt" fo:language="es" fo:country="AR" style:letter-kerning="tru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Cuerpo_20_de_20_texto" style:class="list">
      <style:paragraph-properties fo:margin-top="0in" fo:margin-bottom="0.0972in" style:contextual-spacing="false" fo:line-height="120%" fo:text-align="start" style:justify-single-word="false" fo:orphans="2" fo:widows="2" fo:hyphenation-ladder-count="no-limit" style:vertical-align="auto"/>
      <style:text-properties fo:color="#000000" loext:opacity="100%" style:font-name="Liberation Serif" fo:font-family="'Liberation Serif'" style:font-family-generic="roman" style:font-pitch="variable" fo:font-size="10pt" fo:language="es" fo:country="AR" style:letter-kerning="tru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Liberation Sans1" style:font-family-asian="'Liberation Sans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Encabezado_20_1" style:display-name="Encabezado 1" style:family="paragraph" style:parent-style-name="Standard">
      <style:paragraph-properties fo:text-align="start" style:justify-single-word="false" fo:orphans="2" fo:widows="2" fo:hyphenation-ladder-count="no-limit" fo:keep-with-next="always" style:vertical-align="auto"/>
      <style:text-properties fo:color="#000000" loext:opacity="100%" style:font-name="Liberation Serif" fo:font-family="'Liberation Serif'" style:font-family-generic="roman" style:font-pitch="variable" fo:font-size="14pt" fo:language="es" fo:country="AR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.1665in" fo:margin-bottom="0.0835in" style:contextual-spacing="false" fo:text-align="start" style:justify-single-word="false" fo:orphans="2" fo:widows="2" fo:hyphenation-ladder-count="no-limit" fo:keep-with-next="always" style:vertical-align="auto"/>
      <style:text-properties fo:color="#000000" loext:opacity="100%" style:font-name="Liberation Serif" fo:font-family="'Liberation Serif'" style:font-family-generic="roman" style:font-pitch="variable" fo:font-size="14pt" fo:language="es" fo:country="AR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name-complex="Liberation Sans1" style:font-family-complex="'Liberation Sans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uerpo_20_de_20_texto" style:display-name="Cuerpo de texto" style:family="paragraph" style:parent-style-name="Standard">
      <style:paragraph-properties fo:margin-top="0in" fo:margin-bottom="0.0972in" style:contextual-spacing="false" fo:line-height="120%" fo:text-align="start" style:justify-single-word="false" fo:orphans="2" fo:widows="2" fo:hyphenation-ladder-count="no-limit" style:vertical-align="auto"/>
      <style:text-properties fo:color="#000000" loext:opacity="100%" style:font-name="Liberation Serif" fo:font-family="'Liberation Serif'" style:font-family-generic="roman" style:font-pitch="variable" fo:font-size="10pt" fo:language="es" fo:country="AR" style:letter-kerning="tru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yenda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style:vertical-align="auto"/>
      <style:text-properties fo:color="#000000" loext:opacity="100%" style:font-name="Liberation Serif" fo:font-family="'Liberation Serif'" style:font-family-generic="roman" style:font-pitch="variable" fo:font-size="12pt" fo:language="es" fo:country="AR" fo:font-style="italic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Ícdndice" style:family="paragraph" style:parent-style-name="Standard">
      <style:paragraph-properties fo:text-align="start" style:justify-single-word="false" fo:orphans="2" fo:widows="2" fo:hyphenation-ladder-count="no-limit" style:vertical-align="auto"/>
      <style:text-properties fo:color="#000000" loext:opacity="100%" style:font-name="Liberation Serif" fo:font-family="'Liberation Serif'" style:font-family-generic="roman" style:font-pitch="variable" fo:font-size="10pt" fo:language="es" fo:country="AR" style:letter-kerning="tru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ocument_20_Map" style:display-name="Document Map" style:family="paragraph">
      <style:paragraph-properties fo:text-align="start" style:justify-single-word="false" fo:orphans="2" fo:widows="2" fo:hyphenation-ladder-count="no-limit" style:vertical-align="auto"/>
      <style:text-properties fo:color="#000000" loext:opacity="100%" style:font-name="Liberation Serif" fo:font-family="'Liberation Serif'" style:font-family-generic="roman" style:font-pitch="variable" fo:font-size="10pt" fo:language="es" fo:country="AR" style:letter-kerning="tru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46in" fo:margin-bottom="0.9846in" fo:margin-left="1.1811in" fo:margin-right="0.7874in" style:writing-mode="lr-tb" style:layout-grid-color="#c0c0c0" style:layout-grid-lines="22938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OFFICE</meta:initial-creator>
    <meta:creation-date>2016-01-13T11:17:00</meta:creation-date>
    <dc:date>2024-04-07T21:06:40.151021577</dc:date>
    <meta:editing-cycles>4</meta:editing-cycles>
    <meta:editing-duration>PT24M40S</meta:editing-duration>
    <meta:generator>LibreOffice/7.6.5.2$Linux_X86_64 LibreOffice_project/60$Build-2</meta:generator>
    <meta:document-statistic meta:table-count="1" meta:image-count="0" meta:object-count="0" meta:page-count="1" meta:paragraph-count="6" meta:word-count="64" meta:character-count="775" meta:non-whitespace-character-count="701"/>
    <meta:user-defined meta:name="Operator">mgun</meta:user-defined>
  </office:meta>
</office:document-meta>
</file>